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6377" officeooo:paragraph-rsid="00036377"/>
    </style:style>
    <style:style style:name="P2" style:family="paragraph" style:parent-style-name="Standard">
      <style:paragraph-properties fo:text-align="center" style:justify-single-word="false"/>
      <style:text-properties officeooo:rsid="00036377" officeooo:paragraph-rsid="00036377"/>
    </style:style>
    <style:style style:name="P3" style:family="paragraph" style:parent-style-name="Standard">
      <style:paragraph-properties fo:text-align="center" style:justify-single-word="false"/>
      <style:text-properties fo:font-size="14pt" officeooo:rsid="00036377" officeooo:paragraph-rsid="0003637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36377" officeooo:paragraph-rsid="00036377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36377" officeooo:paragraph-rsid="0003637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3df8a" officeooo:paragraph-rsid="0003df8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3df8a" officeooo:paragraph-rsid="0008cb1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2869" officeooo:paragraph-rsid="0005286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70ad0" officeooo:paragraph-rsid="00070ad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8cb1a" officeooo:paragraph-rsid="0008cb1a" style:font-size-asian="10.5pt" style:font-size-complex="12pt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36377" officeooo:paragraph-rsid="0003637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3df8a"/>
    </style:style>
    <style:style style:name="T3" style:family="text">
      <style:text-properties officeooo:rsid="00070ad0"/>
    </style:style>
    <style:style style:name="T4" style:family="text">
      <style:text-properties officeooo:rsid="0008cb1a"/>
    </style:style>
    <style:style style:name="T5" style:family="text">
      <style:text-properties officeooo:rsid="000c6aee"/>
    </style:style>
    <style:style style:name="T6" style:family="text">
      <style:text-properties officeooo:rsid="000cfe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FTP CREDENTIALS:</text:span></text:p>
      <text:p text:style-name="P2"><text:span text:style-name="T1">___________________________</text:span></text:p>
      <text:p text:style-name="P1"/>
      <text:p text:style-name="P2">************** SFTP SERVER PARAMETERS FOR BANK NIBL**************</text:p>
      <text:p text:style-name="P1">IP_ADDRESS=172.31.254.13</text:p>
      <text:p text:style-name="P1">USER=broker1</text:p>
      <text:p text:style-name="P1">PASSWORD=broker1@nibl</text:p>
      <text:p text:style-name="P1"/>
      <text:p text:style-name="P2">************** SFTP SERVER PARAMETERS FOR BANK GBIME************** </text:p>
      <text:p text:style-name="P1">IP_ADDRESS=10.9.18.42</text:p>
      <text:p text:style-name="P1">USER=001</text:p>
      <text:p text:style-name="P1"><text:a xlink:type="simple" xlink:href="mailto:PASSWORD%3DP@ssw0rd" text:style-name="Internet_20_link" text:visited-style-name="Visited_20_Internet_20_Link">PASSWORD=P@ssw0rd</text:a></text:p>
      <text:p text:style-name="P1"/>
      <text:p text:style-name="P2">************** SFTP SERVER PARAMETERS FOR0128 BANK PRVU **************</text:p>
      <text:p text:style-name="P1">USER=BROKER14</text:p>
      <text:p text:style-name="P1">PASSWORD=P@ssw0rd@123</text:p>
      <text:p text:style-name="P1"/>
      <text:p text:style-name="P2">************** SFTP SERVER PARAMETERS FOR BANK SBL **************</text:p>
      <text:p text:style-name="P1">USER=sblnepse</text:p>
      <text:p text:style-name="P1"><text:a xlink:type="simple" xlink:href="mailto:PASSWORD%3D20181230SblL@pen" text:style-name="Internet_20_link" text:visited-style-name="Visited_20_Internet_20_Link">PASSWORD=20181230SblL@pen</text:a></text:p>
      <text:p text:style-name="P11"/>
      <text:p text:style-name="P1"/>
      <text:p text:style-name="P3">INSTRUCTIONS:</text:p>
      <text:p text:style-name="P3">___________________ </text:p>
      <text:p text:style-name="P5"/>
      <text:p text:style-name="P4">**** Login to the sftp server for appropriate bank using provided credentials.</text:p>
      <text:p text:style-name="P4"/>
      <text:p text:style-name="P4">**** There are 2 folders named ‘IN’ and ‘OUT’. The files uploaded are stored in the ‘IN’ folder.</text:p>
      <text:p text:style-name="P4"><text:tab/>File in the ‘IN’ folder are consumed by bank server and a response file is generated in the <text:tab/>‘OUT’ Folder.</text:p>
      <text:p text:style-name="P4"/>
      <text:p text:style-name="P4"/>
      <text:p text:style-name="P4"/>
      <text:p text:style-name="P4">*** FILE <text:span text:style-name="T2">NAME STRUCTURE FOR BANKS EXCEPT NIBL:</text:span></text:p>
      <text:p text:style-name="P4"/>
      <text:p text:style-name="P6"><text:span text:style-name="T4">Payment </text:span>Request File: <text:s/>{BankCode}_{BrokerCode}_{Date}_{FileCounter}_REQ.CSV</text:p>
      <text:p text:style-name="P6"><text:span text:style-name="T4">Payment </text:span>Response File : {BankCode}_{BrokerCode}_{Date}_{FileCounter}_RES.CSV</text:p>
      <text:p text:style-name="P6"/>
      <text:p text:style-name="P6">Params: </text:p>
      <text:p text:style-name="P6">* BankCode = Bank Code</text:p>
      <text:p text:style-name="P6">* Broker Code = Fetched from ‘MEMBERS’ table.</text:p>
      <text:p text:style-name="P6">* Date = Current Date in the format ‘YYYYMMDD’</text:p>
      <text:p text:style-name="P6">* FileCounter = 5 digit file counter (unique for each bank).</text:p>
      <text:p text:style-name="P6"/>
      <text:p text:style-name="P6"/>
      <text:p text:style-name="P8">NOTE: Only in CASE of GBIME = once response file is consumed, the filename is renamed by adding a .done extention <text:span text:style-name="T6">(done by code)</text:span>. EG: ‘GBIME_001_20190124_00024_RES.CSV’ once consumed is renamed to </text:p>
      <text:p text:style-name="P8"><text:soft-page-break/>‘GBIME_001_20190124_00024_RES.CSV.DONE’</text:p>
      <text:p text:style-name="P8">*** FILE NAME STRUCTURE FOR NIBL ONLY:</text:p>
      <text:p text:style-name="P9"><text:span text:style-name="T4">Verification </text:span>Request File: {BankCode}{<text:span text:style-name="T4">BrokerCode}{Date}{FileCounter}.TXT.pgp</text:span></text:p>
      <text:p text:style-name="P10">Verification Response File: <text:span text:style-name="T3">{BankCode}{</text:span>BrokerCode}{Date}{FileCounter}_RESPONSE.TXT.pgp</text:p>
      <text:p text:style-name="P10">Payment Request File: <text:span text:style-name="T3">{BankCode}{</text:span>BrokerCode}{Date}{FileCounter}.OK.pgp</text:p>
      <text:p text:style-name="P10">Payment Response File: <text:span text:style-name="T3">{BankCode}{</text:span>BrokerCode}{Date}{FileCounter}_RESULT.OK.pgp</text:p>
      <text:p text:style-name="P10"/>
      <text:p text:style-name="P7">Params: </text:p>
      <text:p text:style-name="P7">* BankCode = ‘<text:span text:style-name="T5">NIBL’</text:span></text:p>
      <text:p text:style-name="P7">* Broker Code = Fetched from ‘MEMBERS’ table.</text:p>
      <text:p text:style-name="P7">* Date = Current Date in the format ‘YYYYMMDD’</text:p>
      <text:p text:style-name="P7">* FileCounter = <text:span text:style-name="T4">8</text:span> digit file counter.</text:p>
      <text:p text:style-name="P7"/>
      <text:p text:style-name="P10">Eg Name: <text:s/></text:p>
      <text:p text:style-name="P10">VerReq : NIBL0012018123100000777.TXT.pgp </text:p>
      <text:p text:style-name="P10">VerRes: NIBLBROKER12019010200000814_RESPONSE.TXT.pgp</text:p>
      <text:p text:style-name="P10">PaymentReq: NIBLBROKER12018101500000591.OK.pgp</text:p>
      <text:p text:style-name="P10">PaymentRes: NIBLBROKER12019012500000005_RESULT.OK.pgp</text:p>
      <text:p text:style-name="P10"/>
      <text:p text:style-name="P10"/>
      <text:p text:style-name="P10"/>
      <text:p text:style-name="P8"/>
      <text:p text:style-name="P8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4:03:46.265993653</meta:creation-date>
    <dc:date>2019-01-28T15:42:53.246198310</dc:date>
    <meta:editing-duration>PT37M15S</meta:editing-duration>
    <meta:editing-cycles>3</meta:editing-cycles>
    <meta:generator>LibreOffice/6.0.7.3.0$Linux_X86_64 LibreOffice_project/00m0$Build-3</meta:generator>
    <meta:document-statistic meta:table-count="0" meta:image-count="0" meta:object-count="0" meta:page-count="2" meta:paragraph-count="46" meta:word-count="241" meta:character-count="2119" meta:non-whitespace-character-count="1913"/>
  </office:meta>
</office:document-meta>
</file>